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9213" officeooo:paragraph-rsid="00089213"/>
    </style:style>
    <style:style style:name="P2" style:family="paragraph" style:parent-style-name="Standard">
      <style:text-properties officeooo:rsid="00091ee3" officeooo:paragraph-rsid="00091e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ueba GIT a ver si se la banca</text:p>
      <text:p text:style-name="P1"/>
      <text:p text:style-name="P2">Aca le agregamos una linea numero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9:06:32.410645425</meta:creation-date>
    <dc:date>2018-06-17T19:08:50.073522915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" meta:word-count="15" meta:character-count="66" meta:non-whitespace-character-count="53"/>
  </office:meta>
</office:document-meta>
</file>